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inherit" svg:font-family="inherit"/>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fo:margin-top="0cm" fo:margin-bottom="0cm" loext:contextual-spacing="false" fo:line-height="100%" fo:text-indent="0cm" style:auto-text-indent="false"/>
    </style:style>
    <style:style style:name="P2" style:family="paragraph" style:parent-style-name="Standard">
      <style:paragraph-properties fo:margin-left="0cm" fo:margin-right="0cm" fo:margin-top="0cm" fo:margin-bottom="0cm" loext:contextual-spacing="false" fo:line-height="100%" fo:text-indent="0cm" style:auto-text-indent="false"/>
      <style:text-properties officeooo:paragraph-rsid="000e4256"/>
    </style:style>
    <style:style style:name="P3" style:family="paragraph" style:parent-style-name="Standard">
      <style:paragraph-properties fo:margin-left="0cm" fo:margin-right="0cm" fo:margin-top="0cm" fo:margin-bottom="0cm" loext:contextual-spacing="false" fo:line-height="100%" fo:text-indent="0cm" style:auto-text-indent="false"/>
      <style:text-properties officeooo:paragraph-rsid="000f8c5d"/>
    </style:style>
    <style:style style:name="P4" style:family="paragraph" style:parent-style-name="Standard">
      <style:paragraph-properties fo:margin-left="0cm" fo:margin-right="0cm" fo:margin-top="0cm" fo:margin-bottom="0cm" loext:contextual-spacing="false" fo:line-height="100%" fo:text-indent="0cm" style:auto-text-indent="false"/>
      <style:text-properties officeooo:paragraph-rsid="00114eff"/>
    </style:style>
    <style:style style:name="P5" style:family="paragraph" style:parent-style-name="Standard">
      <style:paragraph-properties fo:margin-left="0cm" fo:margin-right="0cm" fo:margin-top="0cm" fo:margin-bottom="0cm" loext:contextual-spacing="false" fo:line-height="100%" fo:text-indent="0cm" style:auto-text-indent="false"/>
      <style:text-properties officeooo:paragraph-rsid="0013fc09"/>
    </style:style>
    <style:style style:name="P6" style:family="paragraph" style:parent-style-name="Standard">
      <style:paragraph-properties fo:margin-left="0cm" fo:margin-right="0cm" fo:margin-top="0cm" fo:margin-bottom="0cm" loext:contextual-spacing="false" fo:line-height="100%" fo:text-indent="0cm" style:auto-text-indent="false"/>
      <style:text-properties officeooo:paragraph-rsid="0014957f"/>
    </style:style>
    <style:style style:name="P7" style:family="paragraph" style:parent-style-name="Standard">
      <style:paragraph-properties fo:margin-left="0cm" fo:margin-right="0cm" fo:margin-top="0cm" fo:margin-bottom="0cm" loext:contextual-spacing="false" fo:line-height="100%" fo:text-indent="0cm" style:auto-text-indent="false"/>
      <style:text-properties officeooo:rsid="000f8c5d" officeooo:paragraph-rsid="000f8c5d"/>
    </style:style>
    <style:style style:name="P8" style:family="paragraph" style:parent-style-name="Standard">
      <style:paragraph-properties fo:margin-left="0cm" fo:margin-right="0cm" fo:margin-top="0cm" fo:margin-bottom="0cm" loext:contextual-spacing="false" fo:line-height="100%" fo:text-indent="0cm" style:auto-text-indent="false"/>
      <style:text-properties officeooo:rsid="00114eff" officeooo:paragraph-rsid="00114eff"/>
    </style:style>
    <style:style style:name="P9" style:family="paragraph" style:parent-style-name="Standard">
      <style:paragraph-properties fo:margin-left="0cm" fo:margin-right="0cm" fo:margin-top="0cm" fo:margin-bottom="0cm" loext:contextual-spacing="false" fo:line-height="100%" fo:text-indent="0cm" style:auto-text-indent="false"/>
      <style:text-properties officeooo:rsid="001319c6" officeooo:paragraph-rsid="001319c6"/>
    </style:style>
    <style:style style:name="P10" style:family="paragraph" style:parent-style-name="Standard">
      <style:paragraph-properties fo:margin-left="0cm" fo:margin-right="0cm" fo:margin-top="0cm" fo:margin-bottom="0cm" loext:contextual-spacing="false" fo:line-height="100%" fo:text-indent="0cm" style:auto-text-indent="false"/>
      <style:text-properties officeooo:rsid="0013fc09" officeooo:paragraph-rsid="0013fc09"/>
    </style:style>
    <style:style style:name="P11" style:family="paragraph" style:parent-style-name="Standard">
      <style:paragraph-properties fo:margin-left="0cm" fo:margin-right="0cm" fo:margin-top="0cm" fo:margin-bottom="0cm" loext:contextual-spacing="false" fo:line-height="100%" fo:text-indent="0cm" style:auto-text-indent="false"/>
      <style:text-properties officeooo:rsid="0014957f" officeooo:paragraph-rsid="0014957f"/>
    </style:style>
    <style:style style:name="P12" style:family="paragraph" style:parent-style-name="Standard">
      <style:paragraph-properties fo:margin-left="0cm" fo:margin-right="0cm" fo:margin-top="0cm" fo:margin-bottom="0cm" loext:contextual-spacing="false" fo:line-height="100%" fo:text-indent="0cm" style:auto-text-indent="false"/>
      <style:text-properties officeooo:rsid="0014c762" officeooo:paragraph-rsid="0014c762"/>
    </style:style>
    <style:style style:name="P13" style:family="paragraph" style:parent-style-name="Standard">
      <style:paragraph-properties fo:margin-left="0cm" fo:margin-right="0cm" fo:margin-top="0cm" fo:margin-bottom="0cm" loext:contextual-spacing="false" fo:line-height="100%" fo:text-indent="0cm" style:auto-text-indent="false"/>
      <style:text-properties officeooo:rsid="0016ad23" officeooo:paragraph-rsid="0016ad23"/>
    </style:style>
    <style:style style:name="P14" style:family="paragraph" style:parent-style-name="Standard">
      <style:paragraph-properties fo:margin-left="0cm" fo:margin-right="0cm" fo:margin-top="0cm" fo:margin-bottom="0cm" loext:contextual-spacing="false" fo:line-height="100%" fo:text-indent="0cm" style:auto-text-indent="false"/>
      <style:text-properties officeooo:rsid="0016e34b" officeooo:paragraph-rsid="0016e34b"/>
    </style:style>
    <style:style style:name="P15" style:family="paragraph" style:parent-style-name="Text_20_body">
      <style:paragraph-properties fo:margin-top="0.423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6" style:family="paragraph" style:parent-style-name="Text_20_body">
      <style:paragraph-properties fo:margin-top="0.423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officeooo:paragraph-rsid="0019b7bb" style:text-blinking="false" fo:background-color="transparent"/>
    </style:style>
    <style:style style:name="P17" style:family="paragraph" style:parent-style-name="Text_20_body">
      <style:paragraph-properties fo:margin-top="0.423cm" fo:margin-bottom="0cm" loext:contextual-spacing="false" fo:line-height="120%" style:writing-mode="lr-tb"/>
    </style:style>
    <style:style style:name="P18" style:family="paragraph" style:parent-style-name="Text_20_body">
      <style:paragraph-properties fo:margin-left="0cm" fo:margin-right="0cm" fo:margin-top="0cm" fo:margin-bottom="0cm" loext:contextual-spacing="false" fo:line-height="100%" fo:text-indent="0cm" style:auto-text-indent="false"/>
      <style:text-properties fo:font-variant="normal" fo:text-transform="none" fo:color="#000000" style:text-line-through-style="none" style:text-line-through-type="none" style:font-name="Arial" fo:font-size="11pt" fo:font-style="normal" style:text-underline-style="none" fo:font-weight="normal" officeooo:paragraph-rsid="000e4256" style:text-blinking="false" fo:background-color="transparent"/>
    </style:style>
    <style:style style:name="T1" style:family="text">
      <style:text-properties officeooo:rsid="000e4256"/>
    </style:style>
    <style:style style:name="T2" style:family="text">
      <style:text-properties officeooo:rsid="000f8c5d"/>
    </style:style>
    <style:style style:name="T3" style:family="text">
      <style:text-properties officeooo:rsid="00114eff"/>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style:text-underline-style="none" fo:font-weight="normal" style:font-weight-asian="normal" style:font-weight-complex="normal"/>
    </style:style>
    <style:style style:name="T6" style:family="text">
      <style:text-properties style:text-underline-style="none" fo:font-weight="normal" officeooo:rsid="0013c744" style:font-weight-asian="normal" style:font-weight-complex="normal"/>
    </style:style>
    <style:style style:name="T7" style:family="text">
      <style:text-properties style:text-underline-style="none" fo:font-weight="normal" officeooo:rsid="0013fc09" style:font-weight-asian="normal" style:font-weight-complex="normal"/>
    </style:style>
    <style:style style:name="T8" style:family="text">
      <style:text-properties officeooo:rsid="0013fc09"/>
    </style:style>
    <style:style style:name="T9" style:family="text">
      <style:text-properties officeooo:rsid="0014957f"/>
    </style:style>
    <style:style style:name="T10"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1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2" style:family="text">
      <style:text-properties fo:font-variant="normal" fo:text-transform="none" fo:color="#000000" style:font-name="Arial" fo:font-size="11pt" fo:font-style="normal" style:text-underline-style="solid" style:text-underline-width="auto" style:text-underline-color="font-color" fo:font-weight="bold"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ext:bookmark text:name="docs-internal-guid-fad4948b-7fff-8908-cf98-d9e32592c2c8"/>1. Voraussetzungen</text:p>
      <text:p text:style-name="Text_20_body"/>
      <text:p text:style-name="P15">1.1 Die Spielversion</text:p>
      <text:p text:style-name="P15">Gespielt wird auf den Versionen 1.8.0 bis 1.8.9</text:p>
      <text:p text:style-name="Text_20_body"/>
      <text:p text:style-name="P15">1.2 Erlaubte Modifikationen</text:p>
      <text:p text:style-name="P15">Es darf nur Optifine genutzt werden.</text:p>
      <text:p text:style-name="P15">Die Verwendung von Clients wie Labymod oder Badlion ist verboten</text:p>
      <text:p text:style-name="Text_20_body"/>
      <text:p text:style-name="P15">1.3 Erlaubte Texture-Packs</text:p>
      <text:p text:style-name="P15">Als Texture-Pack dürfen nur das Vanilla-Texture-Pack und Faithful verwendet werden. Dies wird regelmäßig von den Moderatoren geprüft.</text:p>
      <text:p text:style-name="Text_20_body"/>
      <text:p text:style-name="P15">1.4 Teams</text:p>
      <text:p text:style-name="Text_20_body"/>
      <text:p text:style-name="P15">1.4.1 Konstellation</text:p>
      <text:p text:style-name="P15">Die Teilnehmer müssen sich in Teams zu je zwei Spielern zusammen finden. Ausnahmen sind nur in Absprache mit der Projektleitung möglich</text:p>
      <text:p text:style-name="Text_20_body"/>
      <text:p text:style-name="P15">1.4.2 Teambezeichnung</text:p>
      <text:p text:style-name="P15">Jedes Team braucht einen Teamnamen - und kürzel. Der Teamkürzel muss dabei aus 2 bis 5 Zeichen bestehen und wird nachher im Chat und der Tablist vor dem Spielernamen angezeigt.</text:p>
      <text:p text:style-name="Text_20_body"/>
      <text:p text:style-name="P15">1.4.3 Änderung des Teams</text:p>
      <text:p text:style-name="P15">Eine Änderung der Teamkonstellation ist vor Beginn des Events jederzeit möglich. Nach Beginn des Events jedoch nicht mehr.</text:p>
      <text:p text:style-name="Text_20_body"><text:line-break/><text:line-break/></text:p>
      <text:p text:style-name="Text_20_body"/>
      <text:p text:style-name="Text_20_body"/>
      <text:p text:style-name="P16"><text:soft-page-break/>2. Regeln während des Spielens</text:p>
      <text:p text:style-name="Text_20_body"/>
      <text:p text:style-name="P15">2.1 Discord-Anwesenheitspflicht</text:p>
      <text:p text:style-name="P15">Möchte ein Team den Minecraft-Server betreten, so muss es sich dafür auf dem Discord-Server im teameigenen Voice-Channel befinden. Ausnahme gilt für bereits gestorbene Teammitglieder. Diese müssen sich lediglich dann auf dem Discord-Server befinden, wenn Sie im Spiel wiederbelebt werden sollen.</text:p>
      <text:p text:style-name="Text_20_body"/>
      <text:p text:style-name="P15">2.2 Moderation</text:p>
      <text:p text:style-name="P15">Für das Event werden einzelne Personen bestimmt, die dieses als Moderatoren überwachen. Möchte ein Moderator, dass ein Spieler im Discord seinen Bildschirm teilt, so muss dies ohne Widerrede sofort geschehen. Geschieht dies nicht, kann dieser Spieler disqualifiziert werden.</text:p>
      <text:p text:style-name="Text_20_body"/>
      <text:p text:style-name="P15">2.3 Spielzeit</text:p>
      <text:p text:style-name="Text_20_body"/>
      <text:p text:style-name="P15">2.3.1 Allgemein</text:p>
      <text:p text:style-name="P15">Jedem Team stehen pro Tag 30 Minuten Spielzeit auf dem Server zur Verfügung. Geht einem Spieler die verfügbare Spielzeit aus, so wird dieser frühzeitig durch eine Servernachricht gewarnt. Läuft die Zeit ab, wird der Spieler vom Server gekickt.</text:p>
      <text:p text:style-name="Text_20_body"/>
      <text:p text:style-name="P15">2.3.2 Die 3-Tage-Regel</text:p>
      <text:p text:style-name="P15">Grundsätzlich stehen einem Team nur 30 Minuten Spielzeit pro Tag zur Verfügung. Es ist jedoch möglich, die Spielzeit von bis zu 3 Tagen auf einmal zu nutzen. Jedoch kann der Server dann auch erst am 3. Tag danach wieder betreten werden. Zudem werden auch die Koordinaten im Log auf dem Discord-Server veröffentlicht.</text:p>
      <text:p text:style-name="Text_20_body"/>
      <text:p text:style-name="P15">2.3.3 Das Zeitfenster</text:p>
      <text:p text:style-name="P15">Aus Rücksicht auf Spieler mit wenig Zeit, wird der Zeitraum, zu dem der Server betreten werden kann, beschränkt. Der Server kann daher nur von 16 bis 22 Uhr betreten werden.</text:p>
      <text:p text:style-name="Text_20_body"><text:line-break/><text:line-break/></text:p>
      <text:p text:style-name="Text_20_body"/>
      <text:p text:style-name="Text_20_body"/>
      <text:p text:style-name="P15"><text:soft-page-break/>2.4 Aufnahmen und Livestreams</text:p>
      <text:p text:style-name="P15">Das Aufnehmen von Videos oder auch das Livestreamen des Events sind grundsätzlich erlaubt. Jedoch ist bei der Aufnahme von Stimmen - etwa die Stimme des Teammates oder eines Moderators - auf das Einverständnis aller Beteiligten zu achten.</text:p>
      <text:p text:style-name="P15">Außerdem sollte man sich darüber im Klaren sein, dass das Hochladen aktueller Aufnahmen oder Livestreams einen Nachteil gegenüber anderen Teams darstellen, da man viele Informationen über sich preisgibt.</text:p>
      <text:p text:style-name="Text_20_body"/>
      <text:p text:style-name="P15">2.5 Discord-Logs</text:p>
      <text:p text:style-name="P15">Auf dem Discord-Server befindet sich ein Log-Channel. In diesem findet man jegliche Logs, die veröffentlicht werden. Dies sind:</text:p>
      <text:p text:style-name="P15">- Benachrichtigung für das Betreten des Servers durch einen Spieler (Name und Teamname des Spielers, der gejoint ist)</text:p>
      <text:p text:style-name="P15">- Benachrichtigung für das Verlassen des Servers durch einen Spieler (Name und Teamname des Spielers, der den Server verlassen hat)</text:p>
      <text:p text:style-name="P15">- Koordinaten von Spielern bei einem Regelverstoß</text:p>
      <text:p text:style-name="P15">- Koordinaten von Spielern, die ihre drei Tage aufgebraucht haben.</text:p>
      <text:p text:style-name="P15">- Benachrichtigung über Spieler, die außerhalb der Weltborder gespawnt sind und nun zum Weltspawn teleportiert wurden.</text:p>
      <text:p text:style-name="Text_20_body"><text:line-break/><text:line-break/><text:line-break/><text:line-break/><text:line-break/><text:line-break/><text:line-break/><text:line-break/><text:line-break/><text:line-break/><text:line-break/></text:p>
      <text:p text:style-name="Text_20_body"/>
      <text:p text:style-name="Text_20_body"/>
      <text:p text:style-name="Text_20_body"/>
      <text:p text:style-name="Text_20_body"/>
      <text:p text:style-name="Text_20_body"/>
      <text:p text:style-name="P15"><text:soft-page-break/>3. Im Spiel</text:p>
      <text:p text:style-name="Text_20_body"/>
      <text:p text:style-name="P15">3.1 Der Start</text:p>
      <text:p text:style-name="P15">Das Spiel startet mit der Versammlung aller Spieler. Teams, die nicht bis zur vorgesehenen Zeit den Server betretet haben, werden umgehend disqualifiziert.</text:p>
      <text:p text:style-name="P15">Das Event beginnt dann nach Ablauf eines Countdowns.</text:p>
      <text:p text:style-name="P15">Wichtig: Die Wartezeit zählt nicht zu den 30 Minuten Spielzeit, diese wird erst ab Beginn des Events nach Ablauf des Countdowns gerechnet.</text:p>
      <text:p text:style-name="Text_20_body"/>
      <text:p text:style-name="P15">3.2 Kommunikation</text:p>
      <text:p text:style-name="Text_20_body"/>
      <text:p text:style-name="P15">3.2.1 Allgemein</text:p>
      <text:p text:style-name="P15">Grundsätzlich werden Nachrichten, die in den Chat geschrieben werden, nur dem Team angezeigt.</text:p>
      <text:p text:style-name="P15">Es wird jedoch die Möglichkeit geben, globale Nachrichten zu schreiben und auch private Nachrichten per /msg an bestimmte Spieler oder Teams (auch feindliche) sind möglich.</text:p>
      <text:p text:style-name="Text_20_body"/>
      <text:p text:style-name="P15">3.2.2 Absprache</text:p>
      <text:p text:style-name="P15">3.2.2.1 Erlaubte Absprachen</text:p>
      <text:p text:style-name="P15">Teams dürfen sich untereinander absprechen, sich gegenseitig aus dem Weg zu gehen.</text:p>
      <text:p text:style-name="P15">Teams dürfen sich unteinander absprechen, einen Kampf zu führen und entsprechende Treffpunkte und -zeiten ausmachen.</text:p>
      <text:p text:style-name="Text_20_body"/>
      <text:p text:style-name="P15">3.2.2.2 Nicht-erlaubte Absprachen</text:p>
      <text:p text:style-name="P17"><text:span text:style-name="T10">Teams dürfen sich </text:span><text:span text:style-name="T12">nicht</text:span><text:span text:style-name="T11"> </text:span><text:span text:style-name="T10">untereinander absprechen, gemeinsam ein anderes Team anzugreifen, oder bestimmte Teams zu priorisieren</text:span></text:p>
      <text:p text:style-name="Text_20_body"/>
      <text:p text:style-name="Text_20_body"/>
      <text:p text:style-name="Text_20_body"/>
      <text:p text:style-name="Text_20_body"/>
      <text:p text:style-name="Text_20_body"/>
      <text:p text:style-name="Text_20_body"/>
      <text:p text:style-name="P15"><text:soft-page-break/>3.2.2.3 Strafen bei Nicht-Einhaltung</text:p>
      <text:p text:style-name="P15">Sollten Moderatoren - die alle Nachrichten mitlesen können -, feststellen, dass zwischen zwei Teams eine unerlaubte Absprache stattfindet, so kann die Kommunikation für die beteiligten Teams blockiert werden.</text:p>
      <text:p text:style-name="P15">Im Fall von offensichtlichen Crossteaming, werden die beteiligten Teams einen Tag lang vom Server gesperrt und ihre Koordinaten im Discord veröffentlicht.</text:p>
      <text:p text:style-name="P15">3.3 Hacking u. Ä.</text:p>
      <text:p text:style-name="P15">Jegliche Form des Hackens, das Ausnutzen von Glitches oder Bugusing sind verboten und werden mit einer Disqualifikation bestraft.</text:p>
      <text:p text:style-name="Text_20_body"/>
      <text:p text:style-name="P15">3.4 Die Weltborder</text:p>
      <text:p text:style-name="P15">3.4.1 Die Größe</text:p>
      <text:p text:style-name="P15">Das Spielfeld wird durch eine Border eingegrenzt. Diese Startet mit einer Seitenlänge von 2000 Blöcken. Die Border wird jedoch mit der Zeit und der fallenden Anzahl von Spielern immer kleiner.</text:p>
      <text:p text:style-name="P15">Im Finale schrumpft sie dann schließlich, bis es zu einem Ergebnis kommt.</text:p>
      <text:p text:style-name="Text_20_body"/>
      <text:p text:style-name="P15">3.4.2 Spawnen außerhalb der Border</text:p>
      <text:p text:style-name="P15">Spawn ein Spieler außerhalb der Weltborder, so wird dieser in das Zentrum der Map (dem Startpunkt) gesendet und seine Koordinaten im Discord-Log veröffentlicht.</text:p>
      <text:p text:style-name="Text_20_body"><text:line-break/><text:line-break/><text:line-break/><text:line-break/><text:line-break/><text:line-break/><text:line-break/><text:line-break/><text:line-break/><text:line-break/><text:line-break/><text:line-break/><text:line-break/></text:p>
      <text:p text:style-name="Text_20_body"/>
      <text:p text:style-name="Text_20_body"/>
      <text:p text:style-name="Text_20_body"/>
      <text:p text:style-name="P15"><text:soft-page-break/>3.5 Verstorbene Spieler</text:p>
      <text:p text:style-name="Text_20_body"/>
      <text:p text:style-name="P15">3.5.1 Kommunikation mit verstorbenen Teammates</text:p>
      <text:p text:style-name="P15">Ein Team darf auch nach dem Tod eines Mitgliedes weiterhin frei miteinander kommunizieren. Auch haben tote Spieler die Möglichkeit, ihren Teammitglieder zuzuschauen.</text:p>
      <text:p text:style-name="Text_20_body"/>
      <text:p text:style-name="P15">3.5.2 Wiederbelebung</text:p>
      <text:p text:style-name="P15">3.5.2.1 Allgemein</text:p>
      <text:p text:style-name="P15">Es ist möglich ein verstorbenes Teammitglied wiederzubeleben.</text:p>
      <text:p text:style-name="P15">3.5.2.2 Voraussetzungen</text:p>
      <text:p text:style-name="P15">Um ein verstorbenes Teammitglied wiederzubeleben müssen folgende Voraussetzungen erfüllt sein:</text:p>
      <text:p text:style-name="P15">- Das wiederzubelebende Teammitglied muss sich während der Wiederbelebung als Zuschauer auf dem Server befinden</text:p>
      <text:p text:style-name="P15">- Zur Wiederbelebung muss eine Konstruktion nach folgendem Schema errichtet werden:</text:p>
      <text:p text:style-name="P15">// HIER SCHEMA EINFÜGEN</text:p>
      <text:p text:style-name="P15">Hinweis: Die Köpfe für die Konstruktion erhält man durch das Töten anderer Spieler.</text:p>
      <text:p text:style-name="Text_20_body"/>
      <text:p text:style-name="P15">3.5.2.3 Vorgang</text:p>
      <text:p text:style-name="P15">Wurde die Konstruktion errichtet, so muss ein Goldapfel auf die Blume in der Mitte der Konstruktion gedroppt werden.</text:p>
      <text:p text:style-name="P15">Danach schlägt ein Blitz ein, der die Konstruktion sprengt. Der Wiederbelebte Spieler befindet sich dann an der Einschlagstelle.</text:p>
      <text:p text:style-name="P15">Hinweis: Der Goldapfel verschwindet nicht, sondern gelangt danach in das Inventar des wiederbelebten Spielers</text:p>
      <text:p text:style-name="Text_20_body"><text:line-break/><text:line-break/><text:line-break/><text:line-break/><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inherit" svg:font-family="inherit"/>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10T17:57:56.372589721</meta:creation-date>
    <dc:date>2021-09-10T18:52:42.865383834</dc:date>
    <meta:editing-duration>PT54M40S</meta:editing-duration>
    <meta:editing-cycles>13</meta:editing-cycles>
    <meta:generator>LibreOffice/6.4.7.2$Linux_X86_64 LibreOffice_project/40$Build-2</meta:generator>
    <meta:document-statistic meta:table-count="0" meta:image-count="0" meta:object-count="0" meta:page-count="6" meta:paragraph-count="84" meta:word-count="958" meta:character-count="6669" meta:non-whitespace-character-count="5757"/>
  </office:meta>
</office:document-meta>
</file>